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Garamond" svg:font-family="Garamond" style:font-family-generic="roman"/>
    <style:font-face style:name="Liberation Serif1" svg:font-family="'Liberation Serif'" style:font-family-generic="roman"/>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25in" style:rel-column-width="1800*"/>
    </style:style>
    <style:style style:name="Table1.E" style:family="table-column">
      <style:table-column-properties style:column-width="1.925in" style:rel-column-width="2772*"/>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text-position="super 58%" style:font-name="arial" officeooo:rsid="00284da5" officeooo:paragraph-rsid="00284da5"/>
    </style:style>
    <style:style style:name="P2" style:family="paragraph" style:parent-style-name="Footer">
      <style:text-properties style:text-position="super 58%" style:font-name="arial" officeooo:rsid="002a42d5" officeooo:paragraph-rsid="002a42d5"/>
    </style:style>
    <style:style style:name="P3" style:family="paragraph" style:parent-style-name="Footer">
      <style:text-properties style:text-position="super 58%" style:font-name="arial" officeooo:rsid="00530a8e" officeooo:paragraph-rsid="00530a8e"/>
    </style:style>
    <style:style style:name="P4" style:family="paragraph" style:parent-style-name="Footer">
      <style:text-properties style:text-position="super 58%" style:font-name="arial" officeooo:rsid="0055304c" officeooo:paragraph-rsid="0055304c"/>
    </style:style>
    <style:style style:name="P5" style:family="paragraph" style:parent-style-name="Footer">
      <style:text-properties style:text-position="super 58%" style:font-name="arial" officeooo:rsid="0077e458" officeooo:paragraph-rsid="0077e458"/>
    </style:style>
    <style:style style:name="P6" style:family="paragraph" style:parent-style-name="Footer">
      <style:text-properties style:text-position="super 58%" style:font-name="arial" officeooo:rsid="00798722" officeooo:paragraph-rsid="00798722"/>
    </style:style>
    <style:style style:name="P7" style:family="paragraph" style:parent-style-name="Footer">
      <style:text-properties style:text-position="super 58%" style:font-name="arial" officeooo:rsid="007a17cf" officeooo:paragraph-rsid="0089411c"/>
    </style:style>
    <style:style style:name="P8" style:family="paragraph" style:parent-style-name="Footer">
      <style:text-properties style:text-position="super 58%" style:font-name="arial" officeooo:rsid="00c75903" officeooo:paragraph-rsid="00c75903"/>
    </style:style>
    <style:style style:name="P9" style:family="paragraph" style:parent-style-name="Footer">
      <style:text-properties style:text-position="super 58%" style:font-name="arial" officeooo:rsid="00da3935" officeooo:paragraph-rsid="00da3935"/>
    </style:style>
    <style:style style:name="P10" style:family="paragraph" style:parent-style-name="Footer">
      <style:text-properties style:text-position="super 58%" style:font-name="arial" officeooo:rsid="00f01a50" officeooo:paragraph-rsid="00f01a50"/>
    </style:style>
    <style:style style:name="P11" style:family="paragraph" style:parent-style-name="Footer">
      <style:text-properties style:text-position="super 58%" style:font-name="arial" officeooo:rsid="00f31b16" officeooo:paragraph-rsid="00f31b16"/>
    </style:style>
    <style:style style:name="P12" style:family="paragraph" style:parent-style-name="Footer">
      <style:text-properties style:text-position="super 58%" style:font-name="arial" officeooo:rsid="00f4c24e" officeooo:paragraph-rsid="00f4c24e"/>
    </style:style>
    <style:style style:name="P13"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b95398" officeooo:paragraph-rsid="00b95398" style:text-blinking="false" fo:background-color="transparent" style:font-size-asian="12pt" style:font-style-asian="normal" style:font-size-complex="12pt" style:font-style-complex="normal"/>
    </style:style>
    <style:style style:name="P14" style:family="paragraph" style:parent-style-name="Standard">
      <style:text-properties style:font-name="arial" fo:font-size="18pt" officeooo:rsid="000d1622" officeooo:paragraph-rsid="000d1622" style:font-size-asian="18pt" style:font-size-complex="18pt"/>
    </style:style>
    <style:style style:name="P15" style:family="paragraph" style:parent-style-name="Standard">
      <style:text-properties style:font-name="arial" officeooo:rsid="000d1622" officeooo:paragraph-rsid="000d1622"/>
    </style:style>
    <style:style style:name="P16" style:family="paragraph" style:parent-style-name="Standard">
      <style:text-properties style:font-name="arial" officeooo:rsid="000ee246" officeooo:paragraph-rsid="000ee246"/>
    </style:style>
    <style:style style:name="P17" style:family="paragraph" style:parent-style-name="Standard">
      <style:text-properties style:font-name="arial" fo:font-size="15pt" officeooo:rsid="000fef18" officeooo:paragraph-rsid="000fef18" style:font-size-asian="15pt" style:font-size-complex="15pt"/>
    </style:style>
    <style:style style:name="P18" style:family="paragraph" style:parent-style-name="Standard">
      <style:text-properties style:font-name="arial" fo:font-size="15pt" officeooo:rsid="00137129" officeooo:paragraph-rsid="00137129" style:font-size-asian="15pt" style:font-size-complex="15pt"/>
    </style:style>
    <style:style style:name="P19" style:family="paragraph" style:parent-style-name="Standard">
      <style:text-properties style:font-name="arial" fo:font-size="15pt" officeooo:rsid="005042df" officeooo:paragraph-rsid="005042df" style:font-size-asian="15pt" style:font-size-complex="15pt"/>
    </style:style>
    <style:style style:name="P20" style:family="paragraph" style:parent-style-name="Standard">
      <style:text-properties style:font-name="arial" fo:font-size="15pt" officeooo:rsid="00a723b8" officeooo:paragraph-rsid="00a723b8" style:font-size-asian="15pt" style:font-size-complex="15pt"/>
    </style:style>
    <style:style style:name="P21" style:family="paragraph" style:parent-style-name="Standard">
      <style:text-properties style:font-name="arial" officeooo:rsid="000fef18" officeooo:paragraph-rsid="000fef18"/>
    </style:style>
    <style:style style:name="P22" style:family="paragraph" style:parent-style-name="Standard">
      <style:text-properties style:font-name="arial" officeooo:rsid="00137129" officeooo:paragraph-rsid="00137129"/>
    </style:style>
    <style:style style:name="P23" style:family="paragraph" style:parent-style-name="Standard">
      <style:text-properties style:font-name="arial" officeooo:paragraph-rsid="0019b3ed"/>
    </style:style>
    <style:style style:name="P24" style:family="paragraph" style:parent-style-name="Standard">
      <style:text-properties style:font-name="arial" officeooo:rsid="0022fc79" officeooo:paragraph-rsid="0022fc79"/>
    </style:style>
    <style:style style:name="P25" style:family="paragraph" style:parent-style-name="Standard">
      <style:text-properties style:font-name="arial" officeooo:rsid="0023399f" officeooo:paragraph-rsid="0023399f"/>
    </style:style>
    <style:style style:name="P26" style:family="paragraph" style:parent-style-name="Standard">
      <style:text-properties style:font-name="arial" officeooo:rsid="00267bc9" officeooo:paragraph-rsid="00267bc9"/>
    </style:style>
    <style:style style:name="P27" style:family="paragraph" style:parent-style-name="Standard">
      <style:text-properties style:font-name="arial" officeooo:rsid="0030d545" officeooo:paragraph-rsid="0030d545"/>
    </style:style>
    <style:style style:name="P28" style:family="paragraph" style:parent-style-name="Standard">
      <style:text-properties style:font-name="arial" officeooo:rsid="00337fcd" officeooo:paragraph-rsid="00337fcd"/>
    </style:style>
    <style:style style:name="P29" style:family="paragraph" style:parent-style-name="Standard">
      <style:text-properties style:font-name="arial" officeooo:rsid="003a34bf" officeooo:paragraph-rsid="003a34bf"/>
    </style:style>
    <style:style style:name="P30" style:family="paragraph" style:parent-style-name="Standard">
      <style:text-properties style:font-name="arial" officeooo:rsid="003a34bf" officeooo:paragraph-rsid="003f5981"/>
    </style:style>
    <style:style style:name="P31" style:family="paragraph" style:parent-style-name="Standard">
      <style:text-properties style:font-name="arial" officeooo:rsid="003f5981" officeooo:paragraph-rsid="0040c73d"/>
    </style:style>
    <style:style style:name="P32" style:family="paragraph" style:parent-style-name="Standard">
      <style:text-properties style:font-name="arial" officeooo:rsid="0049a076" officeooo:paragraph-rsid="0049a076"/>
    </style:style>
    <style:style style:name="P33" style:family="paragraph" style:parent-style-name="Standard">
      <style:text-properties style:font-name="arial" officeooo:rsid="004b399f" officeooo:paragraph-rsid="004b399f"/>
    </style:style>
    <style:style style:name="P34" style:family="paragraph" style:parent-style-name="Standard">
      <style:text-properties style:font-name="arial" officeooo:rsid="00587370" officeooo:paragraph-rsid="00587370"/>
    </style:style>
    <style:style style:name="P35" style:family="paragraph" style:parent-style-name="Standard">
      <style:text-properties style:font-name="arial" officeooo:rsid="00587370" officeooo:paragraph-rsid="006a0598"/>
    </style:style>
    <style:style style:name="P36" style:family="paragraph" style:parent-style-name="Standard">
      <style:text-properties style:font-name="arial" officeooo:rsid="006c841e" officeooo:paragraph-rsid="0073ac74"/>
    </style:style>
    <style:style style:name="P37" style:family="paragraph" style:parent-style-name="Standard">
      <style:text-properties style:font-name="arial" officeooo:rsid="006c841e" officeooo:paragraph-rsid="00a59b43"/>
    </style:style>
    <style:style style:name="P38" style:family="paragraph" style:parent-style-name="Standard">
      <style:text-properties style:font-name="arial" officeooo:rsid="00a6996c" officeooo:paragraph-rsid="00a67720"/>
    </style:style>
    <style:style style:name="P39" style:family="paragraph" style:parent-style-name="Standard">
      <style:text-properties style:font-name="arial" officeooo:rsid="00a723b8" officeooo:paragraph-rsid="00a723b8"/>
    </style:style>
    <style:style style:name="P40" style:family="paragraph" style:parent-style-name="Standard">
      <style:text-properties style:font-name="arial" officeooo:rsid="00a8ea8c" officeooo:paragraph-rsid="00a8ea8c"/>
    </style:style>
    <style:style style:name="P41" style:family="paragraph" style:parent-style-name="Standard">
      <style:text-properties style:font-name="arial" fo:font-style="italic" officeooo:rsid="00b3bfb8" officeooo:paragraph-rsid="00b3bfb8" style:font-style-asian="italic" style:font-style-complex="italic"/>
    </style:style>
    <style:style style:name="P42" style:family="paragraph" style:parent-style-name="Standard">
      <style:text-properties style:font-name="arial" fo:font-weight="bold" officeooo:rsid="00b7f37c" officeooo:paragraph-rsid="00b7f37c" style:font-weight-asian="bold" style:font-weight-complex="bold"/>
    </style:style>
    <style:style style:name="P43" style:family="paragraph" style:parent-style-name="Standard">
      <style:text-properties style:font-name="arial" officeooo:rsid="00ca8de3" officeooo:paragraph-rsid="00ca8de3"/>
    </style:style>
    <style:style style:name="P44" style:family="paragraph" style:parent-style-name="Standard">
      <style:text-properties style:text-position="0% 100%" style:font-name="arial" officeooo:rsid="00349874" officeooo:paragraph-rsid="00349874"/>
    </style:style>
    <style:style style:name="P45" style:family="paragraph" style:parent-style-name="Standard">
      <style:text-properties style:text-position="0% 100%" style:font-name="arial" fo:font-size="15pt" officeooo:rsid="00349874" officeooo:paragraph-rsid="00349874" style:font-size-asian="15pt" style:font-size-complex="15pt"/>
    </style:style>
    <style:style style:name="P46" style:family="paragraph" style:parent-style-name="Standard">
      <style:text-properties style:font-name="Arial" fo:font-size="12pt" style:font-size-asian="12pt" style:font-size-complex="12pt"/>
    </style:style>
    <style:style style:name="P47" style:family="paragraph" style:parent-style-name="Standard">
      <style:text-properties style:font-name="Arial" fo:font-size="12pt" officeooo:paragraph-rsid="00c234b7" style:font-size-asian="12pt" style:font-size-complex="12pt"/>
    </style:style>
    <style:style style:name="P48" style:family="paragraph" style:parent-style-name="Standard">
      <style:text-properties officeooo:paragraph-rsid="00e30366"/>
    </style:style>
    <style:style style:name="P49" style:family="paragraph" style:parent-style-name="Standard">
      <style:text-properties officeooo:rsid="0108d3ca" officeooo:paragraph-rsid="0108d3ca"/>
    </style:style>
    <style:style style:name="P50" style:family="paragraph" style:parent-style-name="Standard">
      <style:text-properties officeooo:rsid="0116d117" officeooo:paragraph-rsid="0116d117"/>
    </style:style>
    <style:style style:name="P51" style:family="paragraph" style:parent-style-name="Standard">
      <style:text-properties style:text-position="super 58%" officeooo:rsid="01222ff5" officeooo:paragraph-rsid="0116d117"/>
    </style:style>
    <style:style style:name="P52" style:family="paragraph" style:parent-style-name="Standard">
      <style:text-properties style:text-position="super 58%" officeooo:rsid="01222ff5" officeooo:paragraph-rsid="0123beaa"/>
    </style:style>
    <style:style style:name="P53" style:family="paragraph" style:parent-style-name="Standard">
      <style:text-properties style:text-position="super 58%" officeooo:rsid="012581bd" officeooo:paragraph-rsid="012581bd"/>
    </style:style>
    <style:style style:name="P54" style:family="paragraph" style:parent-style-name="Table_20_Contents">
      <style:text-properties style:font-name="arial"/>
    </style:style>
    <style:style style:name="P55" style:family="paragraph" style:parent-style-name="Table_20_Contents">
      <style:text-properties style:font-name="arial" officeooo:rsid="00ab17e8" officeooo:paragraph-rsid="00ab17e8"/>
    </style:style>
    <style:style style:name="P56" style:family="paragraph" style:parent-style-name="Table_20_Contents">
      <style:text-properties style:font-name="arial" fo:font-size="8pt" fo:font-style="italic" officeooo:rsid="00ac1e6b" officeooo:paragraph-rsid="00ac1e6b" style:font-size-asian="8pt" style:font-style-asian="italic" style:font-size-complex="8pt" style:font-style-complex="italic"/>
    </style:style>
    <style:style style:name="P57" style:family="paragraph" style:parent-style-name="Table_20_Contents">
      <style:text-properties style:font-name="arial" fo:font-size="8pt" fo:font-style="italic" officeooo:rsid="00afd020" officeooo:paragraph-rsid="00afd020" style:font-size-asian="7pt" style:font-style-asian="italic" style:font-size-complex="8pt" style:font-style-complex="italic"/>
    </style:style>
    <style:style style:name="P58" style:family="paragraph" style:parent-style-name="Table_20_Contents">
      <style:text-properties style:font-name="arial" fo:font-size="8pt" fo:font-style="italic" officeooo:rsid="00bc176b" officeooo:paragraph-rsid="00bc176b" style:font-size-asian="7pt" style:font-style-asian="italic" style:font-size-complex="8pt" style:font-style-complex="italic"/>
    </style:style>
    <style:style style:name="P59" style:family="paragraph" style:parent-style-name="Table_20_Contents">
      <style:text-properties style:font-name="arial" fo:font-size="8pt" fo:font-style="italic" officeooo:rsid="00c09115" officeooo:paragraph-rsid="00c09115" style:font-size-asian="7pt" style:font-style-asian="italic" style:font-size-complex="8pt" style:font-style-complex="italic"/>
    </style:style>
    <style:style style:name="P60" style:family="paragraph" style:parent-style-name="Table_20_Contents">
      <style:text-properties style:font-name="arial" fo:font-size="12pt" fo:font-style="italic" officeooo:rsid="00ae4056" officeooo:paragraph-rsid="00ae4056" style:font-size-asian="10.5pt" style:font-style-asian="italic" style:font-size-complex="12pt" style:font-style-complex="italic"/>
    </style:style>
    <style:style style:name="P61" style:family="paragraph" style:parent-style-name="Table_20_Contents">
      <style:text-properties style:font-name="arial" fo:font-size="12pt" fo:font-style="italic" officeooo:rsid="00b125e8" officeooo:paragraph-rsid="00b125e8" style:font-size-asian="10.5pt" style:font-style-asian="italic" style:font-size-complex="12pt" style:font-style-complex="italic"/>
    </style:style>
    <style:style style:name="P62" style:family="paragraph" style:parent-style-name="Table_20_Contents">
      <style:text-properties style:font-name="arial" fo:font-size="12pt" fo:font-style="italic" officeooo:rsid="00b95398" officeooo:paragraph-rsid="00b95398" style:font-size-asian="10.5pt" style:font-style-asian="italic" style:font-size-complex="12pt" style:font-style-complex="italic"/>
    </style:style>
    <style:style style:name="P63" style:family="paragraph" style:parent-style-name="Table_20_Contents">
      <style:text-properties style:font-name="arial" fo:font-size="12pt" fo:font-style="italic" officeooo:rsid="00bdb653" officeooo:paragraph-rsid="00bdb653" style:font-size-asian="12pt" style:font-style-asian="italic" style:font-size-complex="12pt" style:font-style-complex="italic"/>
    </style:style>
    <style:style style:name="P64" style:family="paragraph" style:parent-style-name="Table_20_Contents">
      <style:text-properties style:font-name="arial" fo:font-size="12pt" fo:font-style="normal" officeooo:rsid="00ac1e6b" officeooo:paragraph-rsid="00ac1e6b" style:font-size-asian="10.5pt" style:font-style-asian="normal" style:font-size-complex="12pt" style:font-style-complex="normal"/>
    </style:style>
    <style:style style:name="P65" style:family="paragraph" style:parent-style-name="Table_20_Contents">
      <style:text-properties style:font-name="arial" fo:font-size="12pt" fo:font-style="normal" officeooo:rsid="00afd020" officeooo:paragraph-rsid="00afd020" style:font-size-asian="10.5pt" style:font-style-asian="normal" style:font-size-complex="12pt" style:font-style-complex="normal"/>
    </style:style>
    <style:style style:name="P66" style:family="paragraph" style:parent-style-name="Table_20_Contents">
      <style:text-properties style:font-name="arial" fo:font-size="12pt" officeooo:paragraph-rsid="00bc176b" style:font-size-asian="12pt" style:font-size-complex="12pt"/>
    </style:style>
    <style:style style:name="P67" style:family="paragraph" style:parent-style-name="Table_20_Contents">
      <style:text-properties style:font-name="arial" fo:font-size="12pt" officeooo:rsid="00c234b7" officeooo:paragraph-rsid="00c234b7" style:font-size-asian="12pt" style:font-size-complex="12pt"/>
    </style:style>
    <style:style style:name="P68" style:family="paragraph" style:parent-style-name="Table_20_Contents">
      <style:text-properties style:font-name="arial" fo:font-weight="bold" officeooo:rsid="00b32585" officeooo:paragraph-rsid="00b32585" style:font-weight-asian="bold" style:font-weight-complex="bold"/>
    </style:style>
    <style:style style:name="P69" style:family="paragraph" style:parent-style-name="Table_20_Contents">
      <style:text-properties style:font-name="arial" fo:font-weight="bold" officeooo:rsid="00b3bfb8" officeooo:paragraph-rsid="00b3bfb8" style:font-weight-asian="bold" style:font-weight-complex="bold"/>
    </style:style>
    <style:style style:name="P70" style:family="paragraph" style:parent-style-name="Table_20_Contents">
      <style:text-properties style:font-name="arial" officeooo:rsid="00b32585" officeooo:paragraph-rsid="00b32585"/>
    </style:style>
    <style:style style:name="P71" style:family="paragraph" style:parent-style-name="Table_20_Contents">
      <style:text-properties style:font-name="arial" officeooo:rsid="00b3bfb8" officeooo:paragraph-rsid="00b3bfb8"/>
    </style:style>
    <style:style style:name="P72" style:family="paragraph" style:parent-style-name="Table_20_Contents">
      <style:text-properties style:font-name="arial" officeooo:rsid="00b56fb2" officeooo:paragraph-rsid="00b56fb2"/>
    </style:style>
    <style:style style:name="P73" style:family="paragraph" style:parent-style-name="Table_20_Contents">
      <style:text-properties style:font-name="arial" officeooo:rsid="00b7a2fc" officeooo:paragraph-rsid="00b7a2fc"/>
    </style:style>
    <style:style style:name="P74" style:family="paragraph" style:parent-style-name="Table_20_Contents">
      <style:text-properties style:font-name="arial" officeooo:rsid="00b87749" officeooo:paragraph-rsid="00b87749"/>
    </style:style>
    <style:style style:name="P75" style:family="paragraph" style:parent-style-name="Table_20_Contents">
      <style:text-properties style:font-name="arial" officeooo:rsid="00bf2559" officeooo:paragraph-rsid="00bf2559"/>
    </style:style>
    <style:style style:name="P76" style:family="paragraph">
      <loext:graphic-properties draw:fill-color="#000000"/>
      <style:paragraph-properties fo:text-align="center"/>
    </style:style>
    <style:style style:name="T1" style:family="text">
      <style:text-properties style:text-position="super 58%" fo:font-style="normal" style:font-style-asian="normal" style:font-style-complex="normal"/>
    </style:style>
    <style:style style:name="T2" style:family="text">
      <style:text-properties style:text-position="super 58%" fo:font-style="normal" officeooo:rsid="002145b6" style:font-style-asian="normal" style:font-style-complex="normal"/>
    </style:style>
    <style:style style:name="T3" style:family="text">
      <style:text-properties style:text-position="super 58%" fo:font-style="normal" officeooo:rsid="0024f3e9" style:font-style-asian="normal" style:font-style-complex="normal"/>
    </style:style>
    <style:style style:name="T4" style:family="text">
      <style:text-properties style:text-position="super 58%" fo:font-style="normal" officeooo:rsid="0026a1bc" style:font-style-asian="normal" style:font-style-complex="normal"/>
    </style:style>
    <style:style style:name="T5" style:family="text">
      <style:text-properties style:text-position="super 58%" fo:font-style="normal" officeooo:rsid="00337fcd" style:font-style-asian="normal" style:font-style-complex="normal"/>
    </style:style>
    <style:style style:name="T6" style:family="text">
      <style:text-properties style:text-position="super 58%" fo:font-style="normal" officeooo:rsid="0045ebbc" style:font-style-asian="normal" style:font-style-complex="normal"/>
    </style:style>
    <style:style style:name="T7" style:family="text">
      <style:text-properties style:text-position="super 58%" fo:font-style="normal" officeooo:rsid="006fef86" style:font-style-asian="normal" style:font-style-complex="normal"/>
    </style:style>
    <style:style style:name="T8" style:family="text">
      <style:text-properties style:text-position="super 58%" fo:font-style="normal" officeooo:rsid="00a1a2e6" style:font-style-asian="normal" style:font-style-complex="normal"/>
    </style:style>
    <style:style style:name="T9" style:family="text">
      <style:text-properties style:text-position="super 58%" fo:font-style="normal" officeooo:rsid="00a59b43" style:font-style-asian="normal" style:font-style-complex="normal"/>
    </style:style>
    <style:style style:name="T10" style:family="text">
      <style:text-properties style:text-position="super 58%" fo:font-style="normal" officeooo:rsid="00c75903" style:font-style-asian="normal" style:font-style-complex="normal"/>
    </style:style>
    <style:style style:name="T11" style:family="text">
      <style:text-properties style:text-position="super 58%" style:font-name="arial" fo:font-style="normal" officeooo:rsid="01013c35" style:font-style-asian="normal" style:font-style-complex="normal"/>
    </style:style>
    <style:style style:name="T12" style:family="text">
      <style:text-properties style:text-position="super 58%" style:font-name="arial" fo:font-style="normal" officeooo:rsid="01063da6" style:font-style-asian="normal" style:font-style-complex="normal"/>
    </style:style>
    <style:style style:name="T13" style:family="text">
      <style:text-properties style:text-position="super 58%" style:font-name="arial" fo:font-style="normal" officeooo:rsid="010ac396" style:font-style-asian="normal" style:font-style-complex="normal"/>
    </style:style>
    <style:style style:name="T14" style:family="text">
      <style:text-properties style:text-position="super 58%" style:font-name="arial" fo:font-style="normal" officeooo:rsid="0111e1df" style:font-style-asian="normal" style:font-style-complex="normal"/>
    </style:style>
    <style:style style:name="T15" style:family="text">
      <style:text-properties style:text-position="super 58%" style:font-name="arial" fo:font-style="normal" officeooo:rsid="011fa888" style:font-style-asian="normal" style:font-style-complex="normal"/>
    </style:style>
    <style:style style:name="T16" style:family="text">
      <style:text-properties style:text-position="0% 100%"/>
    </style:style>
    <style:style style:name="T17" style:family="text">
      <style:text-properties style:text-position="0% 100%" fo:font-style="italic" officeooo:rsid="00330b7e" style:font-style-asian="italic" style:font-style-complex="italic"/>
    </style:style>
    <style:style style:name="T18" style:family="text">
      <style:text-properties style:text-position="0% 100%" fo:font-style="italic" officeooo:rsid="005d0d12" style:font-style-asian="italic" style:font-style-complex="italic"/>
    </style:style>
    <style:style style:name="T19" style:family="text">
      <style:text-properties style:text-position="0% 100%" fo:font-style="italic" officeooo:rsid="0065c6dd" style:font-style-asian="italic" style:font-style-complex="italic"/>
    </style:style>
    <style:style style:name="T20" style:family="text">
      <style:text-properties style:text-position="0% 100%" fo:font-style="italic" officeooo:rsid="009d5f95" style:font-style-asian="italic" style:font-style-complex="italic"/>
    </style:style>
    <style:style style:name="T21" style:family="text">
      <style:text-properties style:text-position="0% 100%" fo:font-style="italic" officeooo:rsid="00b3bfb8" style:font-style-asian="italic" style:font-style-complex="italic"/>
    </style:style>
    <style:style style:name="T22" style:family="text">
      <style:text-properties style:text-position="0% 100%" fo:font-style="italic" officeooo:rsid="00b608f2" style:font-style-asian="italic" style:font-style-complex="italic"/>
    </style:style>
    <style:style style:name="T23" style:family="text">
      <style:text-properties style:text-position="0% 100%" fo:font-style="normal" style:font-style-asian="normal" style:font-style-complex="normal"/>
    </style:style>
    <style:style style:name="T24" style:family="text">
      <style:text-properties style:text-position="0% 100%" fo:font-style="normal" officeooo:rsid="00117ad4" style:font-style-asian="normal" style:font-style-complex="normal"/>
    </style:style>
    <style:style style:name="T25" style:family="text">
      <style:text-properties style:text-position="0% 100%" fo:font-style="normal" officeooo:rsid="0018df63" style:font-style-asian="normal" style:font-style-complex="normal"/>
    </style:style>
    <style:style style:name="T26" style:family="text">
      <style:text-properties style:text-position="0% 100%" fo:font-style="normal" officeooo:rsid="001bd9f7" style:font-style-asian="normal" style:font-style-complex="normal"/>
    </style:style>
    <style:style style:name="T27" style:family="text">
      <style:text-properties style:text-position="0% 100%" fo:font-style="normal" officeooo:rsid="001d3237" style:font-style-asian="normal" style:font-style-complex="normal"/>
    </style:style>
    <style:style style:name="T28" style:family="text">
      <style:text-properties style:text-position="0% 100%" fo:font-style="normal" officeooo:rsid="001ec48e" style:font-style-asian="normal" style:font-style-complex="normal"/>
    </style:style>
    <style:style style:name="T29" style:family="text">
      <style:text-properties style:text-position="0% 100%" fo:font-style="normal" officeooo:rsid="0019b3ed" style:font-style-asian="normal" style:font-style-complex="normal"/>
    </style:style>
    <style:style style:name="T30" style:family="text">
      <style:text-properties style:text-position="0% 100%" fo:font-style="normal" officeooo:rsid="002145b6" style:font-style-asian="normal" style:font-style-complex="normal"/>
    </style:style>
    <style:style style:name="T31" style:family="text">
      <style:text-properties style:text-position="0% 100%" fo:font-style="normal" officeooo:rsid="0024f3e9" style:font-style-asian="normal" style:font-style-complex="normal"/>
    </style:style>
    <style:style style:name="T32" style:family="text">
      <style:text-properties style:text-position="0% 100%" fo:font-style="normal" officeooo:rsid="0026a1bc" style:font-style-asian="normal" style:font-style-complex="normal"/>
    </style:style>
    <style:style style:name="T33" style:family="text">
      <style:text-properties style:text-position="0% 100%" fo:font-style="normal" officeooo:rsid="00330b7e" style:font-style-asian="normal" style:font-style-complex="normal"/>
    </style:style>
    <style:style style:name="T34" style:family="text">
      <style:text-properties style:text-position="0% 100%" fo:font-style="normal" officeooo:rsid="00337fcd" style:font-style-asian="normal" style:font-style-complex="normal"/>
    </style:style>
    <style:style style:name="T35" style:family="text">
      <style:text-properties style:text-position="0% 100%" fo:font-style="normal" officeooo:rsid="003de595" style:font-style-asian="normal" style:font-style-complex="normal"/>
    </style:style>
    <style:style style:name="T36" style:family="text">
      <style:text-properties style:text-position="0% 100%" fo:font-style="normal" officeooo:rsid="003e10d5" style:font-style-asian="normal" style:font-style-complex="normal"/>
    </style:style>
    <style:style style:name="T37" style:family="text">
      <style:text-properties style:text-position="0% 100%" fo:font-style="normal" officeooo:rsid="0023399f" style:font-style-asian="normal" style:font-style-complex="normal"/>
    </style:style>
    <style:style style:name="T38" style:family="text">
      <style:text-properties style:text-position="0% 100%" fo:font-style="normal" officeooo:rsid="0040c73d" style:font-style-asian="normal" style:font-style-complex="normal"/>
    </style:style>
    <style:style style:name="T39" style:family="text">
      <style:text-properties style:text-position="0% 100%" fo:font-style="normal" officeooo:rsid="004a3f34" style:font-style-asian="normal" style:font-style-complex="normal"/>
    </style:style>
    <style:style style:name="T40" style:family="text">
      <style:text-properties style:text-position="0% 100%" fo:font-style="normal" officeooo:rsid="004a4e66" style:font-style-asian="normal" style:font-style-complex="normal"/>
    </style:style>
    <style:style style:name="T41" style:family="text">
      <style:text-properties style:text-position="0% 100%" fo:font-style="normal" officeooo:rsid="004c253c" style:font-style-asian="normal" style:font-style-complex="normal"/>
    </style:style>
    <style:style style:name="T42" style:family="text">
      <style:text-properties style:text-position="0% 100%" fo:font-style="normal" officeooo:rsid="0059bb23" style:font-style-asian="normal" style:font-style-complex="normal"/>
    </style:style>
    <style:style style:name="T43" style:family="text">
      <style:text-properties style:text-position="0% 100%" fo:font-style="normal" officeooo:rsid="005ba98e" style:font-style-asian="normal" style:font-style-complex="normal"/>
    </style:style>
    <style:style style:name="T44" style:family="text">
      <style:text-properties style:text-position="0% 100%" fo:font-style="normal" officeooo:rsid="005d0d12" style:font-style-asian="normal" style:font-style-complex="normal"/>
    </style:style>
    <style:style style:name="T45" style:family="text">
      <style:text-properties style:text-position="0% 100%" fo:font-style="normal" officeooo:rsid="005f0c10" style:font-style-asian="normal" style:font-style-complex="normal"/>
    </style:style>
    <style:style style:name="T46" style:family="text">
      <style:text-properties style:text-position="0% 100%" fo:font-style="normal" officeooo:rsid="005fab61" style:font-style-asian="normal" style:font-style-complex="normal"/>
    </style:style>
    <style:style style:name="T47" style:family="text">
      <style:text-properties style:text-position="0% 100%" fo:font-style="normal" officeooo:rsid="005fc039" style:font-style-asian="normal" style:font-style-complex="normal"/>
    </style:style>
    <style:style style:name="T48" style:family="text">
      <style:text-properties style:text-position="0% 100%" fo:font-style="normal" officeooo:rsid="0061a049" style:font-style-asian="normal" style:font-style-complex="normal"/>
    </style:style>
    <style:style style:name="T49" style:family="text">
      <style:text-properties style:text-position="0% 100%" fo:font-style="normal" officeooo:rsid="0065c6dd" style:font-style-asian="normal" style:font-style-complex="normal"/>
    </style:style>
    <style:style style:name="T50" style:family="text">
      <style:text-properties style:text-position="0% 100%" fo:font-style="normal" officeooo:rsid="00672f4d" style:font-style-asian="normal" style:font-style-complex="normal"/>
    </style:style>
    <style:style style:name="T51" style:family="text">
      <style:text-properties style:text-position="0% 100%" fo:font-style="normal" officeooo:rsid="0067b78b" style:font-style-asian="normal" style:font-style-complex="normal"/>
    </style:style>
    <style:style style:name="T52" style:family="text">
      <style:text-properties style:text-position="0% 100%" fo:font-style="normal" officeooo:rsid="006a0598" style:font-style-asian="normal" style:font-style-complex="normal"/>
    </style:style>
    <style:style style:name="T53" style:family="text">
      <style:text-properties style:text-position="0% 100%" fo:font-style="normal" officeooo:rsid="006ab823" style:font-style-asian="normal" style:font-style-complex="normal"/>
    </style:style>
    <style:style style:name="T54" style:family="text">
      <style:text-properties style:text-position="0% 100%" fo:font-style="normal" officeooo:rsid="006bada5" style:font-style-asian="normal" style:font-style-complex="normal"/>
    </style:style>
    <style:style style:name="T55" style:family="text">
      <style:text-properties style:text-position="0% 100%" fo:font-style="normal" officeooo:rsid="006d58d9" style:font-style-asian="normal" style:font-style-complex="normal"/>
    </style:style>
    <style:style style:name="T56" style:family="text">
      <style:text-properties style:text-position="0% 100%" fo:font-style="normal" officeooo:rsid="006fef86" style:font-style-asian="normal" style:font-style-complex="normal"/>
    </style:style>
    <style:style style:name="T57" style:family="text">
      <style:text-properties style:text-position="0% 100%" fo:font-style="normal" officeooo:rsid="00726f9d" style:font-style-asian="normal" style:font-style-complex="normal"/>
    </style:style>
    <style:style style:name="T58" style:family="text">
      <style:text-properties style:text-position="0% 100%" fo:font-style="normal" officeooo:rsid="0073a5a4" style:font-style-asian="normal" style:font-style-complex="normal"/>
    </style:style>
    <style:style style:name="T59" style:family="text">
      <style:text-properties style:text-position="0% 100%" fo:font-style="normal" officeooo:rsid="0073ac74" style:font-style-asian="normal" style:font-style-complex="normal"/>
    </style:style>
    <style:style style:name="T60" style:family="text">
      <style:text-properties style:text-position="0% 100%" fo:font-style="normal" officeooo:rsid="0073ea36" style:font-style-asian="normal" style:font-style-complex="normal"/>
    </style:style>
    <style:style style:name="T61" style:family="text">
      <style:text-properties style:text-position="0% 100%" fo:font-style="normal" officeooo:rsid="0074c201" style:font-style-asian="normal" style:font-style-complex="normal"/>
    </style:style>
    <style:style style:name="T62" style:family="text">
      <style:text-properties style:text-position="0% 100%" fo:font-style="normal" officeooo:rsid="00759fe9" style:font-style-asian="normal" style:font-style-complex="normal"/>
    </style:style>
    <style:style style:name="T63" style:family="text">
      <style:text-properties style:text-position="0% 100%" fo:font-style="normal" officeooo:rsid="0076ff6a" style:font-style-asian="normal" style:font-style-complex="normal"/>
    </style:style>
    <style:style style:name="T64" style:family="text">
      <style:text-properties style:text-position="0% 100%" fo:font-style="normal" officeooo:rsid="00776631" style:font-style-asian="normal" style:font-style-complex="normal"/>
    </style:style>
    <style:style style:name="T65" style:family="text">
      <style:text-properties style:text-position="0% 100%" fo:font-style="normal" officeooo:rsid="00798722" style:font-style-asian="normal" style:font-style-complex="normal"/>
    </style:style>
    <style:style style:name="T66" style:family="text">
      <style:text-properties style:text-position="0% 100%" fo:font-style="normal" officeooo:rsid="0082be2e" style:font-style-asian="normal" style:font-style-complex="normal"/>
    </style:style>
    <style:style style:name="T67" style:family="text">
      <style:text-properties style:text-position="0% 100%" fo:font-style="normal" officeooo:rsid="008676bc" style:font-style-asian="normal" style:font-style-complex="normal"/>
    </style:style>
    <style:style style:name="T68" style:family="text">
      <style:text-properties style:text-position="0% 100%" fo:font-style="normal" officeooo:rsid="009d5f95" style:font-style-asian="normal" style:font-style-complex="normal"/>
    </style:style>
    <style:style style:name="T69" style:family="text">
      <style:text-properties style:text-position="0% 100%" fo:font-style="normal" officeooo:rsid="009e6d66" style:font-style-asian="normal" style:font-style-complex="normal"/>
    </style:style>
    <style:style style:name="T70" style:family="text">
      <style:text-properties style:text-position="0% 100%" fo:font-style="normal" officeooo:rsid="009f193d" style:font-style-asian="normal" style:font-style-complex="normal"/>
    </style:style>
    <style:style style:name="T71" style:family="text">
      <style:text-properties style:text-position="0% 100%" fo:font-style="normal" officeooo:rsid="00a0eea5" style:font-style-asian="normal" style:font-style-complex="normal"/>
    </style:style>
    <style:style style:name="T72" style:family="text">
      <style:text-properties style:text-position="0% 100%" fo:font-style="normal" officeooo:rsid="00a1a2e6" style:font-style-asian="normal" style:font-style-complex="normal"/>
    </style:style>
    <style:style style:name="T73" style:family="text">
      <style:text-properties style:text-position="0% 100%" fo:font-style="normal" officeooo:rsid="00a3481b" style:font-style-asian="normal" style:font-style-complex="normal"/>
    </style:style>
    <style:style style:name="T74" style:family="text">
      <style:text-properties style:text-position="0% 100%" fo:font-style="normal" officeooo:rsid="00a362d7" style:font-style-asian="normal" style:font-style-complex="normal"/>
    </style:style>
    <style:style style:name="T75" style:family="text">
      <style:text-properties style:text-position="0% 100%" fo:font-style="normal" officeooo:rsid="00a59b43" style:font-style-asian="normal" style:font-style-complex="normal"/>
    </style:style>
    <style:style style:name="T76" style:family="text">
      <style:text-properties style:text-position="0% 100%" fo:font-style="normal" officeooo:rsid="00b3bfb8" style:font-style-asian="normal" style:font-style-complex="normal"/>
    </style:style>
    <style:style style:name="T77" style:family="text">
      <style:text-properties style:text-position="0% 100%" fo:font-style="normal" officeooo:rsid="00b651c1" style:font-style-asian="normal" style:font-style-complex="normal"/>
    </style:style>
    <style:style style:name="T78" style:family="text">
      <style:text-properties style:text-position="0% 100%" fo:font-style="normal" officeooo:rsid="00cc3fe8" style:font-style-asian="normal" style:font-style-complex="normal"/>
    </style:style>
    <style:style style:name="T79" style:family="text">
      <style:text-properties style:text-position="0% 100%" fo:font-style="normal" officeooo:rsid="00eb0574" style:font-style-asian="normal" style:font-style-complex="normal"/>
    </style:style>
    <style:style style:name="T80" style:family="text">
      <style:text-properties style:text-position="0% 100%" officeooo:rsid="002b976b"/>
    </style:style>
    <style:style style:name="T81" style:family="text">
      <style:text-properties style:text-position="0% 100%" officeooo:rsid="0054e413"/>
    </style:style>
    <style:style style:name="T82" style:family="text">
      <style:text-properties style:text-position="0% 100%" officeooo:rsid="005695dc"/>
    </style:style>
    <style:style style:name="T83" style:family="text">
      <style:text-properties style:text-position="0% 100%" officeooo:rsid="00c8b61a"/>
    </style:style>
    <style:style style:name="T84" style:family="text">
      <style:text-properties style:text-position="0% 100%" style:font-name="arial" fo:font-style="normal" style:font-style-asian="normal" style:font-style-complex="normal"/>
    </style:style>
    <style:style style:name="T85" style:family="text">
      <style:text-properties style:text-position="0% 100%" style:font-name="arial" fo:font-style="normal" officeooo:rsid="00e275c2" style:font-style-asian="normal" style:font-style-complex="normal"/>
    </style:style>
    <style:style style:name="T86" style:family="text">
      <style:text-properties style:text-position="0% 100%" style:font-name="arial" fo:font-style="normal" officeooo:rsid="00e30366" style:font-style-asian="normal" style:font-style-complex="normal"/>
    </style:style>
    <style:style style:name="T87" style:family="text">
      <style:text-properties style:text-position="0% 100%" style:font-name="arial" fo:font-style="normal" officeooo:rsid="00e457d1" style:font-style-asian="normal" style:font-style-complex="normal"/>
    </style:style>
    <style:style style:name="T88" style:family="text">
      <style:text-properties style:text-position="0% 100%" style:font-name="arial" fo:font-style="normal" officeooo:rsid="00fb484f" style:font-style-asian="normal" style:font-style-complex="normal"/>
    </style:style>
    <style:style style:name="T89" style:family="text">
      <style:text-properties style:text-position="0% 100%" style:font-name="arial" fo:font-style="normal" officeooo:rsid="00fd45ae" style:font-style-asian="normal" style:font-style-complex="normal"/>
    </style:style>
    <style:style style:name="T90" style:family="text">
      <style:text-properties style:text-position="0% 100%" style:font-name="arial" fo:font-style="normal" officeooo:rsid="00ffd39a" style:font-style-asian="normal" style:font-style-complex="normal"/>
    </style:style>
    <style:style style:name="T91" style:family="text">
      <style:text-properties style:text-position="0% 100%" style:font-name="arial" fo:font-style="normal" officeooo:rsid="0100d145" style:font-style-asian="normal" style:font-style-complex="normal"/>
    </style:style>
    <style:style style:name="T92" style:family="text">
      <style:text-properties style:text-position="0% 100%" style:font-name="arial" fo:font-style="normal" officeooo:rsid="01013c35" style:font-style-asian="normal" style:font-style-complex="normal"/>
    </style:style>
    <style:style style:name="T93" style:family="text">
      <style:text-properties style:text-position="0% 100%" style:font-name="arial" fo:font-style="normal" officeooo:rsid="01028c9d" style:font-style-asian="normal" style:font-style-complex="normal"/>
    </style:style>
    <style:style style:name="T94" style:family="text">
      <style:text-properties style:text-position="0% 100%" style:font-name="arial" fo:font-style="normal" officeooo:rsid="01047d56" style:font-style-asian="normal" style:font-style-complex="normal"/>
    </style:style>
    <style:style style:name="T95" style:family="text">
      <style:text-properties style:text-position="0% 100%" style:font-name="arial" fo:font-style="normal" officeooo:rsid="0104c0ef" style:font-style-asian="normal" style:font-style-complex="normal"/>
    </style:style>
    <style:style style:name="T96" style:family="text">
      <style:text-properties style:text-position="0% 100%" style:font-name="arial" fo:font-style="normal" officeooo:rsid="01056967" style:font-style-asian="normal" style:font-style-complex="normal"/>
    </style:style>
    <style:style style:name="T97" style:family="text">
      <style:text-properties style:text-position="0% 100%" style:font-name="arial" fo:font-style="normal" officeooo:rsid="01063da6" style:font-style-asian="normal" style:font-style-complex="normal"/>
    </style:style>
    <style:style style:name="T98" style:family="text">
      <style:text-properties style:text-position="0% 100%" style:font-name="arial" fo:font-style="normal" officeooo:rsid="01075bd1" style:font-style-asian="normal" style:font-style-complex="normal"/>
    </style:style>
    <style:style style:name="T99" style:family="text">
      <style:text-properties style:text-position="0% 100%" style:font-name="arial" fo:font-style="normal" officeooo:rsid="010a6502" style:font-style-asian="normal" style:font-style-complex="normal"/>
    </style:style>
    <style:style style:name="T100" style:family="text">
      <style:text-properties style:text-position="0% 100%" style:font-name="arial" fo:font-style="normal" officeooo:rsid="010ac396" style:font-style-asian="normal" style:font-style-complex="normal"/>
    </style:style>
    <style:style style:name="T101" style:family="text">
      <style:text-properties style:text-position="0% 100%" style:font-name="arial" fo:font-style="normal" officeooo:rsid="010c1225" style:font-style-asian="normal" style:font-style-complex="normal"/>
    </style:style>
    <style:style style:name="T102" style:family="text">
      <style:text-properties style:text-position="0% 100%" style:font-name="arial" fo:font-style="normal" officeooo:rsid="010efcd1" style:font-style-asian="normal" style:font-style-complex="normal"/>
    </style:style>
    <style:style style:name="T103" style:family="text">
      <style:text-properties style:text-position="0% 100%" style:font-name="arial" fo:font-style="normal" officeooo:rsid="01101779" style:font-style-asian="normal" style:font-style-complex="normal"/>
    </style:style>
    <style:style style:name="T104" style:family="text">
      <style:text-properties style:text-position="0% 100%" style:font-name="arial" fo:font-style="normal" officeooo:rsid="0111e1df" style:font-style-asian="normal" style:font-style-complex="normal"/>
    </style:style>
    <style:style style:name="T105" style:family="text">
      <style:text-properties style:text-position="0% 100%" style:font-name="arial" fo:font-style="normal" officeooo:rsid="0113dd70" style:font-style-asian="normal" style:font-style-complex="normal"/>
    </style:style>
    <style:style style:name="T106" style:family="text">
      <style:text-properties style:text-position="0% 100%" style:font-name="arial" fo:font-style="normal" officeooo:rsid="0119e30e" style:font-style-asian="normal" style:font-style-complex="normal"/>
    </style:style>
    <style:style style:name="T107" style:family="text">
      <style:text-properties style:text-position="0% 100%" style:font-name="arial" fo:font-style="normal" officeooo:rsid="011b351b" style:font-style-asian="normal" style:font-style-complex="normal"/>
    </style:style>
    <style:style style:name="T108" style:family="text">
      <style:text-properties style:text-position="0% 100%" style:font-name="arial" fo:font-style="normal" officeooo:rsid="011d32e6" style:font-style-asian="normal" style:font-style-complex="normal"/>
    </style:style>
    <style:style style:name="T109" style:family="text">
      <style:text-properties style:text-position="0% 100%" style:font-name="arial" fo:font-style="normal" officeooo:rsid="011e7fc5" style:font-style-asian="normal" style:font-style-complex="normal"/>
    </style:style>
    <style:style style:name="T110" style:family="text">
      <style:text-properties style:text-position="0% 100%" style:font-name="arial" fo:font-style="normal" officeooo:rsid="011f64c0" style:font-style-asian="normal" style:font-style-complex="normal"/>
    </style:style>
    <style:style style:name="T111" style:family="text">
      <style:text-properties style:text-position="0% 100%" style:font-name="arial" fo:font-style="normal" officeooo:rsid="011fa888" style:font-style-asian="normal" style:font-style-complex="normal"/>
    </style:style>
    <style:style style:name="T112" style:family="text">
      <style:text-properties style:text-position="0% 100%" style:font-name="arial" fo:font-style="italic" officeooo:rsid="01013c35" style:font-style-asian="italic" style:font-style-complex="italic"/>
    </style:style>
    <style:style style:name="T113" style:family="text">
      <style:text-properties style:text-position="0% 100%" style:font-name="arial" fo:font-style="italic" officeooo:rsid="010efcd1" style:font-style-asian="italic" style:font-style-complex="italic"/>
    </style:style>
    <style:style style:name="T114" style:family="text">
      <style:text-properties style:text-position="0% 100%" style:font-name="arial" fo:font-style="italic" officeooo:rsid="0119e30e" style:font-style-asian="italic" style:font-style-complex="italic"/>
    </style:style>
    <style:style style:name="T115" style:family="text">
      <style:text-properties fo:font-style="normal" style:font-style-asian="normal" style:font-style-complex="normal"/>
    </style:style>
    <style:style style:name="T116" style:family="text">
      <style:text-properties fo:font-style="normal" officeooo:rsid="0026a1bc" style:font-style-asian="normal" style:font-style-complex="normal"/>
    </style:style>
    <style:style style:name="T117" style:family="text">
      <style:text-properties style:text-position="sub 58%" fo:font-style="normal" officeooo:rsid="0019b3ed" style:font-style-asian="normal" style:font-style-complex="normal"/>
    </style:style>
    <style:style style:name="T118" style:family="text">
      <style:text-properties style:text-position="sub 58%" fo:font-style="normal" officeooo:rsid="0061a049" style:font-style-asian="normal" style:font-style-complex="normal"/>
    </style:style>
    <style:style style:name="T119" style:family="text">
      <style:text-properties style:text-position="sub 58%" fo:font-style="normal" officeooo:rsid="00696b70" style:font-style-asian="normal" style:font-style-complex="normal"/>
    </style:style>
    <style:style style:name="T120" style:family="text">
      <style:text-properties style:text-position="sub 58%" fo:font-style="normal" officeooo:rsid="00a0eea5" style:font-style-asian="normal" style:font-style-complex="normal"/>
    </style:style>
    <style:style style:name="T121" style:family="text">
      <style:text-properties style:text-position="sub 58%" style:font-name="arial" fo:font-style="normal" officeooo:rsid="01063da6" style:font-style-asian="normal" style:font-style-complex="normal"/>
    </style:style>
    <style:style style:name="T122" style:family="text">
      <style:text-properties style:text-position="sub 58%" style:font-name="arial" fo:font-style="normal" officeooo:rsid="0111e1df" style:font-style-asian="normal" style:font-style-complex="normal"/>
    </style:style>
    <style:style style:name="T123" style:family="text">
      <style:text-properties style:text-position="sub 58%" style:font-name="arial" fo:font-style="normal" officeooo:rsid="011fa888" style:font-style-asian="normal" style:font-style-complex="normal"/>
    </style:style>
    <style:style style:name="T124"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125" style:family="text">
      <style:text-properties fo:font-variant="normal" fo:text-transform="none" fo:color="#000000" style:text-line-through-style="none" style:text-line-through-type="none" style:font-name="Arial" fo:font-style="normal" style:text-underline-style="none" fo:font-weight="normal" officeooo:rsid="00bc176b" style:text-blinking="false" fo:background-color="transparent" loext:char-shading-value="0"/>
    </style:style>
    <style:style style:name="T126" style:family="text">
      <style:text-properties fo:font-variant="normal" fo:text-transform="none" fo:color="#000000" style:text-line-through-style="none" style:text-line-through-type="none" style:font-name="Arial" style:text-underline-style="none" fo:font-weight="normal" style:text-blinking="false" fo:background-color="transparent" loext:char-shading-value="0"/>
    </style:style>
    <style:style style:name="T127" style:family="text">
      <style:text-properties fo:font-variant="normal" fo:text-transform="none" fo:color="#000000" style:text-line-through-style="none" style:text-line-through-type="none" style:font-name="Arial" style:text-underline-style="none" fo:font-weight="normal" officeooo:rsid="00c61047" style:text-blinking="false" fo:background-color="transparent" loext:char-shading-value="0"/>
    </style:style>
    <style:style style:name="T12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29" style:family="text">
      <style:text-properties fo:font-variant="normal" fo:text-transform="none" fo:color="#000000" style:text-line-through-style="none" style:text-line-through-type="none" fo:font-style="normal" style:text-underline-style="none" fo:font-weight="normal" officeooo:rsid="00c234b7" style:text-blinking="false" fo:background-color="transparent" loext:char-shading-value="0"/>
    </style:style>
    <style:style style:name="T130" style:family="text">
      <style:text-properties fo:font-variant="normal" fo:text-transform="none" fo:color="#000000" style:text-line-through-style="none" style:text-line-through-type="none" fo:font-style="normal" style:text-underline-style="none" fo:font-weight="normal" officeooo:rsid="00ba4ff6" style:text-blinking="false" fo:background-color="transparent" loext:char-shading-value="0"/>
    </style:style>
    <style:style style:name="T131" style:family="text">
      <style:text-properties style:font-name="arial" fo:font-style="normal" style:font-style-asian="normal" style:font-style-complex="normal"/>
    </style:style>
    <style:style style:name="T132" style:family="text">
      <style:text-properties style:font-name="arial" fo:font-style="normal" officeooo:rsid="011fa888" style:font-style-asian="normal" style:font-style-complex="normal"/>
    </style:style>
    <style:style style:name="T133" style:family="text">
      <style:text-properties officeooo:rsid="008d88fc"/>
    </style:style>
    <style:style style:name="T134" style:family="text">
      <style:text-properties officeooo:rsid="00ad63f5"/>
    </style:style>
    <style:style style:name="T135" style:family="text">
      <style:text-properties officeooo:rsid="00b41e0a"/>
    </style:style>
    <style:style style:name="T136" style:family="text">
      <style:text-properties officeooo:rsid="00bc176b"/>
    </style:style>
    <style:style style:name="T137" style:family="text">
      <style:text-properties officeooo:rsid="00c360d2"/>
    </style:style>
    <style:style style:name="T138" style:family="text">
      <style:text-properties officeooo:rsid="00c44749"/>
    </style:style>
    <style:style style:name="T139" style:family="text">
      <style:text-properties officeooo:rsid="00c75903"/>
    </style:style>
    <style:style style:name="T140" style:family="text">
      <style:text-properties officeooo:rsid="00f4c24e"/>
    </style: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HW2: Consonant and vowel features in Turkish</text:p>
      <text:p text:style-name="P15"/>
      <text:p text:style-name="P16">This paper deals with consonant and vowel features in Turkish and their effects on alternations in nominative and accusative singular nouns.</text:p>
      <text:p text:style-name="P16"/>
      <text:p text:style-name="P16"/>
      <text:p text:style-name="P17">1. Morphological rules and affix allomorphy</text:p>
      <text:p text:style-name="P21"/>
      <text:p text:style-name="P27"><text:span text:style-name="T23">Accusative singular nouns are marked with one of four suffix vowels, {i, y, </text:span><text:span text:style-name="T29">ɯ, </text:span><text:span text:style-name="T23">u}. It seems like these suffix vowels occur in complementary distribution to each other based strictly on vowel harmony, and as such, I don’t feel comfortable choosing an underlying form. But as far as I can tell, we don’t seem to use features in morphological rules, so for now, I’ll choose /i/ as the underlying form and use phonological rules to add and subtract features for vowel height and features then. </text:span><text:span text:style-name="T34">As such, the morphological rule is:</text:span><text:span text:style-name="T5">1</text:span></text:p>
      <text:p text:style-name="P27"><text:span text:style-name="T23"/></text:p>
      <text:p text:style-name="P27"><text:span text:style-name="T23"><text:tab/></text:span><text:span text:style-name="T17">Accusative Singular Formation</text:span><text:span text:style-name="T33">:<text:tab/></text:span><text:span text:style-name="T34">X → Xi if X is [+accusative, +singular, +noun]</text:span></text:p>
      <text:p text:style-name="P27"><text:span text:style-name="T34"/></text:p>
      <text:p text:style-name="P28"><text:span text:style-name="T34">T</text:span><text:span text:style-name="T23">he nominative singular form is simply the root with no affixes added.</text:span><text:span text:style-name="T1">2</text:span></text:p>
      <text:p text:style-name="P22"><text:span text:style-name="T23"/></text:p>
      <text:p text:style-name="P22"><text:span text:style-name="T23"/></text:p>
      <text:p text:style-name="P18"><text:span text:style-name="T23">2. Root allomorphy and underlying forms</text:span></text:p>
      <text:p text:style-name="P22"><text:span text:style-name="T23"/></text:p>
      <text:p text:style-name="P23"><text:span text:style-name="T25">E</text:span><text:span text:style-name="T29">ach root ends in the format VC]</text:span><text:span text:style-name="T117">word</text:span><text:span text:style-name="T29">. The subset of final vowels is {e, i, ɯ, y, u, ɑ, ø, </text:span><text:span text:style-name="T26">o}. The smallest feature matrix that can pick out this subset is </text:span><text:span text:style-name="T27">[+syllabic</text:span><text:span text:style-name="T28">]. The subset of final consonants is {v, p, z, ɫ, lʲ, p, j, n, r, ʃ, k̠, </text:span><text:span text:style-name="T24">k̟</text:span><text:span text:style-name="T28">}. </text:span><text:span text:style-name="T30">The smallest feature matrix that can pick out this subset is [-syllabic].</text:span><text:span text:style-name="T2">3</text:span></text:p>
      <text:p text:style-name="P23"><text:span text:style-name="T30"/></text:p>
      <text:p text:style-name="P24"><text:span text:style-name="T30">C</text:span><text:span text:style-name="T23">ertain accusative singulars show root allomorphy where the final vowel of the root is elongated in the accusative singular form in comparison to the nominative singular form.</text:span></text:p>
      <text:p text:style-name="P24"><text:span text:style-name="T23"/></text:p>
      <text:p text:style-name="P25"><text:span text:style-name="T23">To explain these allomorphs—</text:span></text:p>
      <text:p text:style-name="P25"><text:span text:style-name="T23"/></text:p>
      <text:p text:style-name="P25"><text:span text:style-name="T23"><text:tab/>ɑ → ɑː</text:span></text:p>
      <text:p text:style-name="P25"><text:span text:style-name="T23"><text:tab/>u → uː</text:span></text:p>
      <text:p text:style-name="P25"><text:span text:style-name="T23"><text:tab/>i → iː</text:span></text:p>
      <text:p text:style-name="P25"><text:span text:style-name="T23"/></text:p>
      <text:p text:style-name="P25"><text:span text:style-name="T23">—the smallest set of feature changes needed is </text:span><text:span text:style-name="T31">[+syllabic] → [+long] / __ [-syllabic].</text:span><text:span text:style-name="T3">4</text:span></text:p>
      <text:p text:style-name="P25"><text:span text:style-name="T31"/></text:p>
      <text:p text:style-name="P26"><text:span text:style-name="T23">Because the only difference between these accusative singulars with root allomorphy and the accusative singulars without root allomorphy is vowel elongation of the final vowel of the root/nominative singular form, </text:span><text:span text:style-name="T32">the observation that the morpheme boundary is the final consonant holds.</text:span><text:span text:style-name="T4">5</text:span></text:p>
      <text:p text:style-name="P45"><text:soft-page-break/><text:span text:style-name="T116">3. </text:span><text:span text:style-name="T115">Phonemicization</text:span></text:p>
      <text:p text:style-name="P44"><text:span text:style-name="T115"/></text:p>
      <text:p text:style-name="P29"><text:span text:style-name="T35">[+long] vowels seem to only occur in the final vowel position of roots in the accusative singular form, and they never occur anywhere else in the data. Furthermore, they never appear in the data for nominative singular forms. This suggests that [+long] </text:span><text:span text:style-name="T36">vowels are not separate phonemes and are allophones</text:span><text:span text:style-name="T6">6</text:span><text:span text:style-name="T36"> for the underlying</text:span><text:span text:style-name="T6">7</text:span><text:span text:style-name="T36"> [-long] versions.</text:span></text:p>
      <text:p text:style-name="P29"><text:span text:style-name="T36"/></text:p>
      <text:p text:style-name="P30"><text:span text:style-name="T36"><text:tab/>/</text:span><text:span text:style-name="T37">ɑ/<text:tab/><text:tab/><text:tab/>/</text:span><text:span text:style-name="T38">u/<text:tab/><text:tab/><text:tab/>/i/</text:span></text:p>
      <text:p text:style-name="P30"><draw:line text:anchor-type="paragraph" draw:z-index="0" draw:name="Shape1" draw:style-name="gr1" draw:text-style-name="P76" svg:x1="0.6071in" svg:y1="0.011in" svg:x2="0.1335in" svg:y2="0.3709in"><text:p/></draw:line><draw:line text:anchor-type="paragraph" draw:z-index="1" draw:name="Shape1_0" draw:style-name="gr1" draw:text-style-name="P76" svg:x1="0.6071in" svg:y1="0.011in" svg:x2="1.0898in" svg:y2="0.3709in"><text:p/></draw:line><draw:line text:anchor-type="paragraph" draw:z-index="2" draw:name="Shape1_1" draw:style-name="gr1" draw:text-style-name="P76" svg:x1="2.0752in" svg:y1="0.011in" svg:x2="2.5579in" svg:y2="0.3709in"><text:p/></draw:line><draw:line text:anchor-type="paragraph" draw:z-index="3" draw:name="Shape1_2" draw:style-name="gr1" draw:text-style-name="P76" svg:x1="3.5189in" svg:y1="0.011in" svg:x2="4.0016in" svg:y2="0.3709in"><text:p/></draw:line><draw:line text:anchor-type="paragraph" draw:z-index="4" draw:name="Shape1_3" draw:style-name="gr1" draw:text-style-name="P76" svg:x1="2.0752in" svg:y1="0.011in" svg:x2="1.6016in" svg:y2="0.3709in"><text:p/></draw:line><draw:line text:anchor-type="paragraph" draw:z-index="5" draw:name="Shape1_4" draw:style-name="gr1" draw:text-style-name="P76" svg:x1="3.5236in" svg:y1="0.011in" svg:x2="3.05in" svg:y2="0.3709in"><text:p/></draw:line><text:span text:style-name="T37"/></text:p>
      <text:p text:style-name="P30"><text:span text:style-name="T37"/></text:p>
      <text:p text:style-name="P31"><text:span text:style-name="T37">[ɑ</text:span><text:span text:style-name="T23">]<text:tab/><text:tab/>[</text:span><text:span text:style-name="T37">ɑː</text:span><text:span text:style-name="T23">]<text:tab/></text:span><text:span text:style-name="T38">[u]<text:tab/><text:tab/>[u</text:span><text:span text:style-name="T37">ː</text:span><text:span text:style-name="T38">]<text:tab/>[i]<text:tab/><text:tab/>[i</text:span><text:span text:style-name="T37">ː</text:span><text:span text:style-name="T38">]</text:span></text:p>
      <text:p text:style-name="P31"><text:span text:style-name="T38"/></text:p>
      <text:p text:style-name="P31"><text:span text:style-name="T38"/></text:p>
      <text:p text:style-name="P32"><text:span text:style-name="T38">T</text:span><text:span text:style-name="T23">he alternation in the suffix shows that </text:span><text:span text:style-name="T40">the</text:span><text:span text:style-name="T23"> /i/ </text:span><text:span text:style-name="T40">suffix</text:span><text:span text:style-name="T23"> </text:span><text:span text:style-name="T39">has four allophones:</text:span></text:p>
      <text:p text:style-name="P32"><draw:line text:anchor-type="paragraph" draw:z-index="6" draw:name="Shape1_5" draw:style-name="gr1" draw:text-style-name="P76" svg:x1="0.8437in" svg:y1="0.1835in" svg:x2="0.0673in" svg:y2="0.5528in"><text:p/></draw:line><draw:line text:anchor-type="paragraph" draw:z-index="7" draw:name="Shape1_6" draw:style-name="gr1" draw:text-style-name="P76" svg:x1="0.8437in" svg:y1="0.1835in" svg:x2="0.5972in" svg:y2="0.5528in"><text:p/></draw:line><draw:line text:anchor-type="paragraph" draw:z-index="8" draw:name="Shape1_7" draw:style-name="gr1" draw:text-style-name="P76" svg:x1="0.8437in" svg:y1="0.1835in" svg:x2="1.1091in" svg:y2="0.5528in"><text:p/></draw:line><draw:line text:anchor-type="paragraph" draw:z-index="9" draw:name="Shape1_8" draw:style-name="gr1" draw:text-style-name="P76" svg:x1="0.8437in" svg:y1="0.1835in" svg:x2="1.5827in" svg:y2="0.5528in"><text:p/></draw:line><text:span text:style-name="T39"><text:tab/> <text:s text:c="6"/></text:span><text:span text:style-name="T41">/i/</text:span></text:p>
      <text:p text:style-name="P32"><text:span text:style-name="T39"/></text:p>
      <text:p text:style-name="P32"><text:span text:style-name="T39"/></text:p>
      <text:p text:style-name="P33"><text:span text:style-name="T39">[</text:span><text:span text:style-name="T23">i]<text:tab/>[y]<text:tab/>[</text:span><text:span text:style-name="T29">ɯ</text:span><text:span text:style-name="T23">]<text:tab/>[u]</text:span></text:p>
      <text:p text:style-name="P33"><text:span text:style-name="T23"/></text:p>
      <text:p text:style-name="P33"><text:span text:style-name="T23"/></text:p>
      <text:p text:style-name="P19"><text:span text:style-name="T23">4. Phonological rules</text:span></text:p>
      <text:p text:style-name="P19"><text:span text:style-name="T23"/></text:p>
      <text:p text:style-name="P34"><text:span text:style-name="T23">A </text:span><text:span text:style-name="T76">Final </text:span><text:span text:style-name="T43">Backing</text:span><text:span text:style-name="T23"> and </text:span><text:span text:style-name="T76">Final </text:span><text:span text:style-name="T42">Rounding rule account for the alternation seen in the suffixes.</text:span></text:p>
      <text:p text:style-name="P34"><text:span text:style-name="T42"/></text:p>
      <text:p text:style-name="P34"><text:span text:style-name="T42"><text:tab/></text:span><text:span text:style-name="T21">Final </text:span><text:span text:style-name="T18">Backing</text:span><text:span text:style-name="T44">:<text:tab/></text:span><text:span text:style-name="T45">[</text:span><text:span text:style-name="T79">+syllabic, </text:span><text:span text:style-name="T45">+high] → </text:span><text:span text:style-name="T46">[+back] / [+syllabic, +back]</text:span><text:span text:style-name="T47">[-syllabic] __ ]</text:span><text:span text:style-name="T118">word</text:span></text:p>
      <text:p text:style-name="P35"><text:span text:style-name="T48"><text:tab/></text:span><text:span text:style-name="T52">Final [+high] vowels gain the [+back] feature if the preceding VC cluster contains a<text:tab/>[+back] vowel as well.</text:span><text:span text:style-name="T48"><text:tab/></text:span></text:p>
      <text:p text:style-name="P41"/>
      <text:p text:style-name="P34"><text:span text:style-name="T49"><text:tab/></text:span><text:span text:style-name="T21">Final </text:span><text:span text:style-name="T19">Rounding:</text:span><text:span text:style-name="T49"><text:tab/>[</text:span><text:span text:style-name="T79">+syllabic, </text:span><text:span text:style-name="T49">+high] → </text:span><text:span text:style-name="T50">[+round] / </text:span><text:span text:style-name="T51">[+syllabic, +round][-syllabic] __ ]</text:span><text:span text:style-name="T119">word</text:span></text:p>
      <text:p text:style-name="P34"><text:span text:style-name="T52"><text:tab/></text:span><text:span text:style-name="T53">Final </text:span><text:span text:style-name="T54">[+high] vowels gain the [+round] feature if the preceding VC cluster contains a <text:tab/>[+round] vowel as well.</text:span></text:p>
      <text:p text:style-name="P34"><text:span text:style-name="T54"/></text:p>
      <text:p text:style-name="P36"><text:span text:style-name="T54">T</text:span><text:span text:style-name="T23">o account for the alternation </text:span><text:span text:style-name="T55">in roots, </text:span><text:span text:style-name="T56">there doesn’t seem to be a unifying feature for the vowels {</text:span><text:span text:style-name="T37">ɑ, </text:span><text:span text:style-name="T56">u, I} other than [+syllabic], so vowel features can’t explain the root allomorphy.</text:span><text:span text:style-name="T7">8</text:span><text:span text:style-name="T56"> </text:span><text:span text:style-name="T57">The root-final consonants shouldn’t matter either, since that can’t </text:span><text:span text:style-name="T58">explain why [somunu] has no vowel lengthening but [z</text:span><text:span text:style-name="T37">ɑ</text:span><text:span text:style-name="T58">m</text:span><text:span text:style-name="T37">ɑː</text:span><text:span text:style-name="T59">n</text:span><text:span text:style-name="T29">ɯ</text:span><text:span text:style-name="T59">] does. </text:span><text:span text:style-name="T60">However, </text:span><text:span text:style-name="T61">if the underlying form of the root has a lengthened vowel, and a </text:span><text:span text:style-name="T62">phonological rule </text:span><text:span text:style-name="T63">adds the </text:span><text:span text:style-name="T64">[-long] feature to the final vowel in </text:span><text:span text:style-name="T65">a</text:span><text:span text:style-name="T64"> word, the rule explains all the data in the basic section. </text:span><text:span text:style-name="T67">We’ll call this the </text:span><text:span text:style-name="T77">Final</text:span><text:span text:style-name="T67"> Shortening rule.</text:span></text:p>
      <text:p text:style-name="P36"><text:span text:style-name="T64"/></text:p>
      <text:p text:style-name="P36"><text:span text:style-name="T64"><text:tab/></text:span><text:span text:style-name="T22">Final</text:span><text:span text:style-name="T20"> Shortening</text:span><text:span text:style-name="T68">:<text:tab/><text:tab/></text:span><text:span text:style-name="T69">[+long] → </text:span><text:span text:style-name="T70">[-long] / __ </text:span><text:span text:style-name="T71">]</text:span><text:span text:style-name="T120">word</text:span><text:span text:style-name="T8">9</text:span></text:p>
      <text:p text:style-name="P37"><text:span text:style-name="T72"><text:tab/></text:span></text:p>
      <text:p text:style-name="P37"><text:span text:style-name="T72"/></text:p>
      <text:p text:style-name="P37"><text:soft-page-break/><text:span text:style-name="T72"><text:tab/></text:span><text:span text:style-name="T73">[</text:span><text:span text:style-name="T37">ɑː</text:span><text:span text:style-name="T74">], [u</text:span><text:span text:style-name="T37">ː</text:span><text:span text:style-name="T74">], and [i</text:span><text:span text:style-name="T37">ː</text:span><text:span text:style-name="T74">] become [</text:span><text:span text:style-name="T37">ɑ</text:span><text:span text:style-name="T74">], [u], and [I] ([+long] vowels become [-long]) at the end of <text:tab/>words.</text:span><text:span text:style-name="T9">10</text:span></text:p>
      <text:p text:style-name="P38"><text:span text:style-name="T75"/></text:p>
      <text:p text:style-name="P38"><text:span text:style-name="T75"/></text:p>
      <text:p text:style-name="P20"><text:span text:style-name="T75">5. </text:span><text:span text:style-name="T23">Derivations</text:span></text:p>
      <text:p text:style-name="P39"><text:span text:style-name="T23"/></text:p>
      <text:p text:style-name="P40"><text:span text:style-name="T23">Here are some derivations to show how the morphological and phonological rules apply.</text:span><text:span text:style-name="T10">11</text:span></text:p>
      <text:p text:style-name="P40"><text:span text:style-name="T23"/></text:p>
      <table:table table:name="Table1" table:style-name="Table1">
        <table:table-column table:style-name="Table1.A" table:number-columns-repeated="4"/>
        <table:table-column table:style-name="Table1.E"/>
        <table:table-row table:style-name="TableLine94707909869392">
          <table:table-cell table:style-name="Table1.A1" office:value-type="string">
            <text:p text:style-name="P56">house, nom. sg.</text:p>
            <text:p text:style-name="P64">/<text:span text:style-name="T134">ev/</text:span></text:p>
            <text:p text:style-name="P60">N, +nom, -pl</text:p>
          </table:table-cell>
          <table:table-cell table:style-name="Table1.A1" office:value-type="string">
            <text:p text:style-name="P57">house, acc. sg.</text:p>
            <text:p text:style-name="P65">/ev/</text:p>
            <text:p text:style-name="P61">N, +acc, -pl</text:p>
          </table:table-cell>
          <table:table-cell table:style-name="Table1.A1" office:value-type="string">
            <text:p text:style-name="P59">law, acc. sg.</text:p>
            <text:p text:style-name="P13"><text:bookmark text:name="docs-internal-guid-ca645398-7fff-eeaf-9f7f-60ac248778df"/>/huk̠uːk̠/</text:p>
            <text:p text:style-name="P62">N, +acc, -pl</text:p>
          </table:table-cell>
          <table:table-cell table:style-name="Table1.A1" office:value-type="string">
            <text:p text:style-name="P58"><text:span text:style-name="T137">greetings</text:span>, <text:span text:style-name="T138">nom</text:span>. sg.</text:p>
            <text:p text:style-name="P66"><text:bookmark text:name="docs-internal-guid-8250de8f-7fff-e427-69d0-ddfef666a26c"/><text:span text:style-name="T136">/</text:span><text:span text:style-name="T125">tebriːk̟/</text:span></text:p>
            <text:p text:style-name="P63"><text:span text:style-name="T126">N, +</text:span><text:span text:style-name="T127">nom</text:span><text:span text:style-name="T126">, -pl</text:span></text:p>
          </table:table-cell>
          <table:table-cell table:style-name="Table1.E1" office:value-type="string">
            <text:p text:style-name="P55">Lexical entries of roots</text:p>
          </table:table-cell>
        </table:table-row>
        <table:table-row table:style-name="TableLine94707909869392">
          <table:table-cell table:style-name="Table1.A2" office:value-type="string">
            <text:p text:style-name="P54"/>
          </table:table-cell>
          <table:table-cell table:style-name="Table1.A2" office:value-type="string">
            <text:p text:style-name="P54"/>
          </table:table-cell>
          <table:table-cell table:style-name="Table1.A2" office:value-type="string">
            <text:p text:style-name="P54"/>
          </table:table-cell>
          <table:table-cell table:style-name="Table1.A2" office:value-type="string">
            <text:p text:style-name="P54"/>
          </table:table-cell>
          <table:table-cell table:style-name="Table1.E2" office:value-type="string">
            <text:p text:style-name="P68">Morphology:</text:p>
          </table:table-cell>
        </table:table-row>
        <table:table-row table:style-name="TableLine94707909869392">
          <table:table-cell table:style-name="Table1.A2" office:value-type="string">
            <text:p text:style-name="P54">---</text:p>
          </table:table-cell>
          <table:table-cell table:style-name="Table1.A2" office:value-type="string">
            <text:p text:style-name="P74">evi</text:p>
          </table:table-cell>
          <table:table-cell table:style-name="Table1.A2" office:value-type="string">
            <text:p text:style-name="P46"><text:span text:style-name="T128">huk̠uːk̠</text:span><text:span text:style-name="T129">i</text:span></text:p>
          </table:table-cell>
          <table:table-cell table:style-name="Table1.A2" office:value-type="string">
            <text:p text:style-name="P75">---</text:p>
          </table:table-cell>
          <table:table-cell table:style-name="Table1.E2" office:value-type="string">
            <text:p text:style-name="P70">Acc. Sing. Formation</text:p>
          </table:table-cell>
        </table:table-row>
        <table:table-row table:style-name="TableLine94707909869392">
          <table:table-cell table:style-name="Table1.A2" office:value-type="string">
            <text:p text:style-name="P54"/>
          </table:table-cell>
          <table:table-cell table:style-name="Table1.A2" office:value-type="string">
            <text:p text:style-name="P54"/>
          </table:table-cell>
          <table:table-cell table:style-name="Table1.A2" office:value-type="string">
            <text:p text:style-name="P54"/>
          </table:table-cell>
          <table:table-cell table:style-name="Table1.A2" office:value-type="string">
            <text:p text:style-name="P54"/>
          </table:table-cell>
          <table:table-cell table:style-name="Table1.E2" office:value-type="string">
            <text:p text:style-name="P69">Phonology:</text:p>
          </table:table-cell>
        </table:table-row>
        <table:table-row table:style-name="TableLine94707909869392">
          <table:table-cell table:style-name="Table1.A2" office:value-type="string">
            <text:p text:style-name="P54">---</text:p>
          </table:table-cell>
          <table:table-cell table:style-name="Table1.A2" office:value-type="string">
            <text:p text:style-name="P54">---</text:p>
          </table:table-cell>
          <table:table-cell table:style-name="Table1.A2" office:value-type="string">
            <text:p text:style-name="P47"><text:span text:style-name="T128">huk̠uːk̠</text:span><text:span text:style-name="T130">ɯ</text:span></text:p>
          </table:table-cell>
          <table:table-cell table:style-name="Table1.A2" office:value-type="string">
            <text:p text:style-name="P75">---</text:p>
          </table:table-cell>
          <table:table-cell table:style-name="Table1.E2" office:value-type="string">
            <text:p text:style-name="P71"><text:span text:style-name="T135">Final </text:span>Backing</text:p>
          </table:table-cell>
        </table:table-row>
        <table:table-row table:style-name="TableLine94707909869392">
          <table:table-cell table:style-name="Table1.A2" office:value-type="string">
            <text:p text:style-name="P54">---</text:p>
          </table:table-cell>
          <table:table-cell table:style-name="Table1.A2" office:value-type="string">
            <text:p text:style-name="P54">---</text:p>
          </table:table-cell>
          <table:table-cell table:style-name="Table1.A2" office:value-type="string">
            <text:p text:style-name="P47"><text:span text:style-name="T128">huk̠uːk̠</text:span><text:span text:style-name="T129">u</text:span></text:p>
          </table:table-cell>
          <table:table-cell table:style-name="Table1.A2" office:value-type="string">
            <text:p text:style-name="P75">---</text:p>
          </table:table-cell>
          <table:table-cell table:style-name="Table1.E2" office:value-type="string">
            <text:p text:style-name="P72">Final Rounding</text:p>
          </table:table-cell>
        </table:table-row>
        <table:table-row table:style-name="TableLine94707909869392">
          <table:table-cell table:style-name="Table1.A2" office:value-type="string">
            <text:p text:style-name="P54">---</text:p>
          </table:table-cell>
          <table:table-cell table:style-name="Table1.A2" office:value-type="string">
            <text:p text:style-name="P54">---</text:p>
          </table:table-cell>
          <table:table-cell table:style-name="Table1.A2" office:value-type="string">
            <text:p text:style-name="P54">---</text:p>
          </table:table-cell>
          <table:table-cell table:style-name="Table1.A2" office:value-type="string">
            <text:p text:style-name="P54">tebrik̟</text:p>
          </table:table-cell>
          <table:table-cell table:style-name="Table1.E2" office:value-type="string">
            <text:p text:style-name="P73">Final Shortening</text:p>
          </table:table-cell>
        </table:table-row>
        <table:table-row table:style-name="TableLine94707909869392">
          <table:table-cell table:style-name="Table1.A2" office:value-type="string">
            <text:p text:style-name="P74">[ev]</text:p>
          </table:table-cell>
          <table:table-cell table:style-name="Table1.A2" office:value-type="string">
            <text:p text:style-name="P74">[evi]</text:p>
          </table:table-cell>
          <table:table-cell table:style-name="Table1.A2" office:value-type="string">
            <text:p text:style-name="P67"><text:span text:style-name="T124">[huk̠uːk̠u]</text:span></text:p>
          </table:table-cell>
          <table:table-cell table:style-name="Table1.A2" office:value-type="string">
            <text:p text:style-name="P75"><text:span text:style-name="T139">[</text:span>tebrik̟<text:span text:style-name="T139">]</text:span></text:p>
          </table:table-cell>
          <table:table-cell table:style-name="Table1.E2" office:value-type="string">
            <text:p text:style-name="P42"><text:span text:style-name="T37">S</text:span><text:span text:style-name="T23">urface Forms</text:span></text:p>
          </table:table-cell>
        </table:table-row>
      </table:table>
      <text:p text:style-name="P40"><text:span text:style-name="T23"/></text:p>
      <text:p text:style-name="P36"><text:span text:style-name="T66"><text:tab/></text:span></text:p>
      <text:p text:style-name="P43"><text:span text:style-name="T66">6. </text:span><text:span text:style-name="T78">Advanced data</text:span></text:p>
      <text:p text:style-name="P43"><text:span text:style-name="T78"/></text:p>
      <text:p text:style-name="P48"><text:span text:style-name="T85">T</text:span><text:span text:style-name="T86">o explain the advanced data, </text:span><text:span text:style-name="T87">two phonological rules need to be added to the list. To explain the discrepancies where the root ends with {lʲ, tʲ</text:span><text:span text:style-name="T88">} and the extra challenge data where the roots end with </text:span><text:span text:style-name="T89">{k̟}, we can make a new phonological rule </text:span><text:span text:style-name="T90">since all these consonants have have the minimal shared feature matrix [+</text:span><text:span text:style-name="T91">consonantal, +front]</text:span><text:span text:style-name="T92">.</text:span><text:span text:style-name="T11">12</text:span></text:p>
      <text:p text:style-name="P48"><text:span text:style-name="T92"/></text:p>
      <text:p text:style-name="P48"><text:span text:style-name="T92"><text:tab/></text:span><text:span text:style-name="T112">Final Vowel Harmony Fronting</text:span><text:span text:style-name="T92">:</text:span></text:p>
      <text:p text:style-name="P48"><text:span text:style-name="T92"><text:tab/></text:span><text:span text:style-name="T93">[+syllabic, +high] → </text:span><text:span text:style-name="T94">[</text:span><text:span text:style-name="T95">+front] / </text:span><text:span text:style-name="T96">[+consonantal, +front] __ </text:span><text:span text:style-name="T97">]</text:span><text:span text:style-name="T121">word</text:span><text:span text:style-name="T12">13</text:span></text:p>
      <text:p text:style-name="P48"><text:span text:style-name="T97"><text:tab/></text:span><text:span text:style-name="T98">A [+high] vowel becomes [+front] when following a [+front] consonantal.</text:span></text:p>
      <text:p text:style-name="P48"><text:span text:style-name="T98"/></text:p>
      <text:p text:style-name="P49"><text:span text:style-name="T98">T</text:span><text:span text:style-name="T84">o explain the advanced data where the final consonant is {k̠</text:span><text:span text:style-name="T99">}, the minimal feature matrix that solely describes the subset is </text:span><text:span text:style-name="T100">[+consonantal, +back] for the given inventory of phonemes.</text:span><text:span text:style-name="T13">14</text:span><text:span text:style-name="T100"> T</text:span><text:span text:style-name="T101">he corresponding phonological rule is:</text:span></text:p>
      <text:p text:style-name="P49"><text:span text:style-name="T101"/></text:p>
      <text:p text:style-name="P49"><text:span text:style-name="T101"><text:tab/></text:span><text:span text:style-name="T113">Final Vowel Harmony Backing</text:span><text:span text:style-name="T102">:</text:span></text:p>
      <text:p text:style-name="P49"><text:span text:style-name="T102"><text:tab/></text:span><text:span text:style-name="T103">[+syllabic, +high] → </text:span><text:span text:style-name="T104">[+back] / [+consonantal, +back] __ ]</text:span><text:span text:style-name="T122">word</text:span><text:span text:style-name="T14">15</text:span></text:p>
      <text:p text:style-name="P49"><text:span text:style-name="T104"><text:tab/>A [+high] vowel becomes [+back] when following a </text:span><text:span text:style-name="T105">[+back] consonantal.</text:span></text:p>
      <text:p text:style-name="P50"><text:soft-page-break/><text:span text:style-name="T105">F</text:span><text:span text:style-name="T84">inally, for the extra challenge data, </text:span><text:span text:style-name="T106">this phonological rule should explain it:</text:span></text:p>
      <text:p text:style-name="P50"><text:span text:style-name="T106"/></text:p>
      <text:p text:style-name="P50"><text:span text:style-name="T106"><text:tab/></text:span><text:span text:style-name="T114">Final Consonant Vowel Harmony Backing</text:span><text:span text:style-name="T106">:</text:span></text:p>
      <text:p text:style-name="P50"><text:span text:style-name="T106"><text:tab/></text:span><text:span text:style-name="T107">[+</text:span><text:span text:style-name="T108">DORSAL, -CORONAL] →</text:span><text:span text:style-name="T109"> </text:span><text:span text:style-name="T110">[+back] / [+syllabic, +</text:span><text:span text:style-name="T111">back] __ ]</text:span><text:span text:style-name="T123">word</text:span><text:span text:style-name="T15">16</text:span></text:p>
      <text:p text:style-name="P50"><text:span text:style-name="T111"><text:tab/>A word-final [+DORSAL, -CORONAL] consonant becomes [+back] when following a <text:tab/>[+back] vowel.</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text:span text:style-name="T132">1</text:span><text:span text:style-name="T131">6 </text:span><text:span text:style-name="T84">1.4 ChangeToFeatures</text:span></text:p>
      <text:p text:style-name="P52"><text:span text:style-name="T84"/></text:p>
      <text:p text:style-name="P52"><text:span text:style-name="T84"/></text:p>
      <text:p text:style-name="P52"><text:span text:style-name="T84"/></text:p>
      <text:p text:style-name="P52"><text:span text:style-name="T84"/></text:p>
      <text:p text:style-name="P52"><text:span text:style-name="T84"/></text:p>
      <text:p text:style-name="P52"><text:span text:style-name="T84"/></text:p>
      <text:p text:style-name="P53"><text:span text:style-name="T84">### Please ignore the bottom footnotes for this page: it’s some weird issue with LibreOffice Writer (open source word processor I use on my Linux install for outside of home)</text:span></text:p>
      <text:p text:style-name="P52"><text:span text:style-name="T84"/></text:p>
      <text:p text:style-name="P52"><text:span text:style-name="T84"/></text:p>
      <text:p text:style-name="P52"><text:span text:style-name="T84"/></text:p>
      <text:p text:style-name="P52"><text:span text:style-name="T84"/></text:p>
      <text:p text:style-name="P52"><text:soft-page-break/><text:span text:style-name="T84"/></text:p>
      <text:p text:style-name="P52"><text:span text:style-name="T84"/></text:p>
      <text:p text:style-name="P52"><text:span text:style-name="T84"/></text:p>
      <text:p text:style-name="P52"><text:span text:style-name="T84"/></text:p>
      <text:p text:style-name="P52"><text:span text:style-name="T84"/></text:p>
      <text:p text:style-name="P52"><text:span text:style-name="T84"/></text:p>
      <text:p text:style-name="P52"><text:span text:style-name="T84"/></text:p>
      <text:p text:style-name="P52"><text:span text:style-name="T84"/></text:p>
      <text:p text:style-name="P52"><text:span text:style-name="T84"/></text:p>
      <text:p text:style-name="P52"><text:span text:style-name="T84"/></text:p>
      <text:p text:style-name="P52"><text:span text:style-name="T84"/></text:p>
      <text:p text:style-name="P52"><text:span text:style-name="T8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Garamond" svg:font-family="Garamond" style:font-family-generic="roman"/>
    <style:font-face style:name="Liberation Serif1" svg:font-family="'Liberation Serif'" style:font-family-generic="roman"/>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text-position="super 58%" style:font-name="arial" officeooo:rsid="007a17cf" officeooo:paragraph-rsid="0089411c"/>
    </style:style>
    <style:style style:name="MP2" style:family="paragraph" style:parent-style-name="Footer">
      <style:text-properties style:text-position="super 58%" style:font-name="arial" officeooo:rsid="00c75903" officeooo:paragraph-rsid="00c75903"/>
    </style:style>
    <style:style style:name="MP3" style:family="paragraph" style:parent-style-name="Footer">
      <style:text-properties style:text-position="super 58%" style:font-name="arial" officeooo:rsid="00da3935" officeooo:paragraph-rsid="00da3935"/>
    </style:style>
    <style:style style:name="MP4" style:family="paragraph" style:parent-style-name="Footer">
      <style:text-properties style:text-position="super 58%" style:font-name="arial" officeooo:rsid="00f01a50" officeooo:paragraph-rsid="00f01a50"/>
    </style:style>
    <style:style style:name="MP5" style:family="paragraph" style:parent-style-name="Footer">
      <style:text-properties style:text-position="super 58%" style:font-name="arial" officeooo:rsid="00f4c24e" officeooo:paragraph-rsid="00f4c24e"/>
    </style:style>
    <style:style style:name="MP6" style:family="paragraph" style:parent-style-name="Footer">
      <style:text-properties style:text-position="super 58%" style:font-name="arial" officeooo:rsid="00f31b16" officeooo:paragraph-rsid="00f31b16"/>
    </style:style>
    <style:style style:name="MP7" style:family="paragraph" style:parent-style-name="Footer">
      <style:text-properties style:text-position="super 58%" style:font-name="arial" officeooo:rsid="00284da5" officeooo:paragraph-rsid="00284da5"/>
    </style:style>
    <style:style style:name="MP8" style:family="paragraph" style:parent-style-name="Footer">
      <style:text-properties style:text-position="super 58%" style:font-name="arial" officeooo:rsid="002a42d5" officeooo:paragraph-rsid="002a42d5"/>
    </style:style>
    <style:style style:name="MP9" style:family="paragraph" style:parent-style-name="Footer">
      <style:text-properties style:text-position="super 58%" style:font-name="arial" officeooo:rsid="00530a8e" officeooo:paragraph-rsid="00530a8e"/>
    </style:style>
    <style:style style:name="MP10" style:family="paragraph" style:parent-style-name="Footer">
      <style:text-properties style:text-position="super 58%" style:font-name="arial" officeooo:rsid="0055304c" officeooo:paragraph-rsid="0055304c"/>
    </style:style>
    <style:style style:name="MP11" style:family="paragraph" style:parent-style-name="Footer">
      <style:text-properties style:text-position="super 58%" style:font-name="arial" officeooo:rsid="0077e458" officeooo:paragraph-rsid="0077e458"/>
    </style:style>
    <style:style style:name="MP12" style:family="paragraph" style:parent-style-name="Footer">
      <style:text-properties style:text-position="super 58%" style:font-name="arial" officeooo:rsid="00798722" officeooo:paragraph-rsid="00798722"/>
    </style:style>
    <style:style style:name="MT1" style:family="text">
      <style:text-properties officeooo:rsid="008d88fc"/>
    </style:style>
    <style:style style:name="MT2" style:family="text">
      <style:text-properties style:text-position="0% 100%" officeooo:rsid="002b976b"/>
    </style:style>
    <style:style style:name="MT3" style:family="text">
      <style:text-properties style:text-position="0% 100%"/>
    </style:style>
    <style:style style:name="MT4" style:family="text">
      <style:text-properties style:text-position="0% 100%" officeooo:rsid="00c8b61a"/>
    </style:style>
    <style:style style:name="MT5" style:family="text">
      <style:text-properties officeooo:rsid="00f4c24e"/>
    </style:style>
    <style:style style:name="MT6" style:family="text">
      <style:text-properties style:text-position="0% 100%" officeooo:rsid="0054e413"/>
    </style:style>
    <style:style style:name="MT7" style:family="text">
      <style:text-properties style:text-position="0% 100%" officeooo:rsid="005695d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ext:span text:style-name="MT1">10 </text:span><text:span text:style-name="MT2">6.5 RulesForAlternation</text:span></text:p>
        <text:p text:style-name="MP2">11<text:span text:style-name="MT3"> 7.1 </text:span><text:span text:style-name="MT4">GiveDerivation</text:span></text:p>
        <text:p text:style-name="MP3">12<text:span text:style-name="MT3"> 1.2 SubsetToFeatures</text:span></text:p>
        <text:p text:style-name="MP4">13<text:span text:style-name="MT3"> 1.4 ChangeToFeatures</text:span></text:p>
        <text:p text:style-name="MP5">14<text:span text:style-name="MT3"> 1.2 SubsetToFeatures</text:span></text:p>
        <text:p text:style-name="MP6">1<text:span text:style-name="MT5">5</text:span><text:span text:style-name="MT3"> 1.4 ChangeToFeatures</text:span></text:p>
      </style:footer>
      <style:footer-left>
        <text:p text:style-name="MP9">6<text:span text:style-name="MT3"> </text:span><text:span text:style-name="MT6">6.3 IdentifyAllomorphs</text:span></text:p>
        <text:p text:style-name="MP10">7<text:span text:style-name="MT3"> </text:span><text:span text:style-name="MT7">6.4 UnderlyingForm</text:span></text:p>
        <text:p text:style-name="MP11">8<text:span text:style-name="MT3"> 1.2 SubsetToFeatures</text:span></text:p>
        <text:p text:style-name="MP12">9<text:span text:style-name="MT3"> 1.4 ChangeToFeatures</text:span></text:p>
      </style:footer-left>
      <loext:footer-first>
        <text:p text:style-name="MP7">1<text:span text:style-name="MT3"> 6.2 MorphologicalRule</text:span></text:p>
        <text:p text:style-name="MP7">2<text:span text:style-name="MT3"> 6.1 MorphemeBoundaries</text:span></text:p>
        <text:p text:style-name="MP7">3<text:span text:style-name="MT3"> 1.2 SubsetToFeatures</text:span></text:p>
        <text:p text:style-name="MP8">4<text:span text:style-name="MT3"> 1.4 ChangeToFeatures</text:span></text:p>
        <text:p text:style-name="MP8">5<text:span text:style-name="MT3"> </text:span><text:span text:style-name="MT2">6.1 MorphemeBoundaries</text:span></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3T16:27:07.474537195</meta:creation-date>
    <dc:date>2022-04-13T22:26:57.356511380</dc:date>
    <meta:editing-duration>PT5H5M45S</meta:editing-duration>
    <meta:editing-cycles>252</meta:editing-cycles>
    <meta:generator>LibreOffice/6.4.7.2$Linux_X86_64 LibreOffice_project/40$Build-2</meta:generator>
    <meta:document-statistic meta:table-count="1" meta:image-count="0" meta:object-count="0" meta:page-count="5" meta:paragraph-count="105" meta:word-count="930" meta:character-count="5750" meta:non-whitespace-character-count="4881"/>
  </office:meta>
</office:document-meta>
</file>